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90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verall">
      <style:table-properties table:display="true" style:writing-mode="lr-tb"/>
    </style:style>
    <style:style style:name="ta2" style:family="table" style:master-page-name="PageStyle_5f_B1_5f_old">
      <style:table-properties table:display="true" style:writing-mode="lr-tb"/>
    </style:style>
    <style:style style:name="ta3" style:family="table" style:master-page-name="PageStyle_5f_B1_5f_new">
      <style:table-properties table:display="true" style:writing-mode="lr-tb"/>
    </style:style>
    <style:style style:name="ta4" style:family="table" style:master-page-name="PageStyle_5f_B2_5f_old">
      <style:table-properties table:display="true" style:writing-mode="lr-tb"/>
    </style:style>
    <style:style style:name="ta5" style:family="table" style:master-page-name="PageStyle_5f_B2_5f_new">
      <style:table-properties table:display="true" style:writing-mode="lr-tb"/>
    </style:style>
    <style:style style:name="ta6" style:family="table" style:master-page-name="PageStyle_5f_B3_5f_old">
      <style:table-properties table:display="true" style:writing-mode="lr-tb"/>
    </style:style>
    <style:style style:name="ta7" style:family="table" style:master-page-name="PageStyle_5f_B3_5f_new">
      <style:table-properties table:display="true" style:writing-mode="lr-tb"/>
    </style:style>
    <style:style style:name="ta8" style:family="table" style:master-page-name="PageStyle_5f_B4_5f_old">
      <style:table-properties table:display="true" style:writing-mode="lr-tb"/>
    </style:style>
    <style:style style:name="ta9" style:family="table" style:master-page-name="PageStyle_5f_B4_5f_new">
      <style:table-properties table:display="true" style:writing-mode="lr-tb"/>
    </style:style>
    <style:style style:name="ta10" style:family="table" style:master-page-name="PageStyle_5f_B5_5f_old">
      <style:table-properties table:display="true" style:writing-mode="lr-tb"/>
    </style:style>
    <style:style style:name="ta11" style:family="table" style:master-page-name="PageStyle_5f_B5_5f_new">
      <style:table-properties table:display="true" style:writing-mode="lr-tb"/>
    </style:style>
    <style:style style:name="ta12" style:family="table" style:master-page-name="PageStyle_5f_B6_5f_old">
      <style:table-properties table:display="true" style:writing-mode="lr-tb"/>
    </style:style>
    <style:style style:name="ta13" style:family="table" style:master-page-name="PageStyle_5f_B6_5f_new">
      <style:table-properties table:display="true" style:writing-mode="lr-tb"/>
    </style:style>
    <style:style style:name="ta14" style:family="table" style:master-page-name="PageStyle_5f_B7_5f_old">
      <style:table-properties table:display="true" style:writing-mode="lr-tb"/>
    </style:style>
    <style:style style:name="ta15" style:family="table" style:master-page-name="PageStyle_5f_B7_5f_new">
      <style:table-properties table:display="true" style:writing-mode="lr-tb"/>
    </style:style>
    <style:style style:name="ta16" style:family="table" style:master-page-name="PageStyle_5f_B8_5f_old">
      <style:table-properties table:display="true" style:writing-mode="lr-tb"/>
    </style:style>
    <style:style style:name="ta17" style:family="table" style:master-page-name="PageStyle_5f_B8_5f_new">
      <style:table-properties table:display="true" style:writing-mode="lr-tb"/>
    </style:style>
    <style:style style:name="ta18" style:family="table" style:master-page-name="PageStyle_5f_B9_5f_old">
      <style:table-properties table:display="true" style:writing-mode="lr-tb"/>
    </style:style>
    <style:style style:name="ta19" style:family="table" style:master-page-name="PageStyle_5f_B9_5f_new">
      <style:table-properties table:display="true" style:writing-mode="lr-tb"/>
    </style:style>
    <style:style style:name="ta20" style:family="table" style:master-page-name="PageStyle_5f_B10_5f_old">
      <style:table-properties table:display="true" style:writing-mode="lr-tb"/>
    </style:style>
    <style:style style:name="ta21" style:family="table" style:master-page-name="PageStyle_5f_B10_5f_new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Helvetica Neue&quot;" fo:font-size="8pt" fo:font-style="normal" fo:text-shadow="none" style:text-underline-style="none" fo:font-weight="normal" style:font-size-asian="8pt" style:font-style-asian="normal" style:font-weight-asian="normal" style:font-name-complex="&quot;Helvetica Neue&quot;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all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ld Bugs</text:p>
          </table:table-cell>
          <table:table-cell table:style-name="ce1" office:value-type="string" calcext:value-type="string">
            <text:p>TPs out of sample of 1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New Bugs</text:p>
          </table:table-cell>
          <table:table-cell table:style-name="ce1" office:value-type="string" calcext:value-type="string">
            <text:p>TPs out of sample of 10</text:p>
          </table:table-cell>
          <table:table-cell table:style-name="ce5" table:number-columns-repeated="17"/>
          <table:table-cell table:number-columns-repeated="1000"/>
        </table:table-row>
        <table:table-row table:style-name="ro1">
          <table:table-cell table:style-name="ce2" office:value-type="string" calcext:value-type="string">
            <text:p>B1</text:p>
          </table:table-cell>
          <table:table-cell table:style-name="ce4" office:value-type="string" calcext:value-type="string">
            <text:p>url027b37a4db_ctriposs_bigmap_tgz-pJ8-com_ctriposs_bigmap_LimitTestJ8.txt</text:p>
          </table:table-cell>
          <table:table-cell table:style-name="ce6" office:value-type="float" office:value="137" calcext:value-type="float">
            <text:p>137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number-columns-repeated="17"/>
          <table:table-cell table:number-columns-repeated="1000"/>
        </table:table-row>
        <table:table-row table:style-name="ro1">
          <table:table-cell table:style-name="ce2" office:value-type="string" calcext:value-type="string">
            <text:p>B2</text:p>
          </table:table-cell>
          <table:table-cell table:style-name="ce4" office:value-type="string" calcext:value-type="string">
            <text:p>url49584c1d41_Arrem_GGS_tgz-pJ8-com_gamezgalaxy_test_console_MainJ8.txt</text:p>
          </table:table-cell>
          <table:table-cell table:style-name="ce2" office:value-type="float" office:value="365" calcext:value-type="float">
            <text:p>365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31" calcext:value-type="float">
            <text:p>31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17"/>
          <table:table-cell table:number-columns-repeated="1000"/>
        </table:table-row>
        <table:table-row table:style-name="ro1">
          <table:table-cell table:style-name="ce2" office:value-type="string" calcext:value-type="string">
            <text:p>B3</text:p>
          </table:table-cell>
          <table:table-cell table:style-name="ce4" office:value-type="string" calcext:value-type="string">
            <text:p>url36deadcd05_SCass1986_spawncamping_cyril_tgz-pJ8-org_stephen_hashmap_MainJ8.txt</text:p>
          </table:table-cell>
          <table:table-cell table:style-name="ce2" office:value-type="float" office:value="190" calcext:value-type="float">
            <text:p>19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5" calcext:value-type="float">
            <text:p>15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7"/>
          <table:table-cell table:number-columns-repeated="1000"/>
        </table:table-row>
        <table:table-row table:style-name="ro1">
          <table:table-cell table:style-name="ce2" office:value-type="string" calcext:value-type="string">
            <text:p>B4</text:p>
          </table:table-cell>
          <table:table-cell table:style-name="ce4" office:value-type="string" calcext:value-type="string">
            <text:p>url354ce1a2d1_dagaren_gladiator_chess_tgz-pJ8-es_dagaren_gladiator_main_MainJ8.txt</text:p>
          </table:table-cell>
          <table:table-cell table:style-name="ce2" office:value-type="float" office:value="308" calcext:value-type="float">
            <text:p>30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float" office:value="44" calcext:value-type="float">
            <text:p>44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number-columns-repeated="17"/>
          <table:table-cell table:number-columns-repeated="1000"/>
        </table:table-row>
        <table:table-row table:style-name="ro1">
          <table:table-cell table:style-name="ce2" office:value-type="string" calcext:value-type="string">
            <text:p>B5</text:p>
          </table:table-cell>
          <table:table-cell table:style-name="ce4" office:value-type="string" calcext:value-type="string">
            <text:p>url1d5e9d990f_Telsis_jOCP_tgz-pJ8-com_telsis_jocp_sampleApp_BasicOCPAppJ8.txt</text:p>
          </table:table-cell>
          <table:table-cell table:style-name="ce2" office:value-type="float" office:value="204" calcext:value-type="float">
            <text:p>204</text:p>
          </table:table-cell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2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number-columns-repeated="17"/>
          <table:table-cell table:number-columns-repeated="1000"/>
        </table:table-row>
        <table:table-row table:style-name="ro1">
          <table:table-cell table:style-name="ce2" office:value-type="string" calcext:value-type="string">
            <text:p>B6</text:p>
          </table:table-cell>
          <table:table-cell table:style-name="ce4" office:value-type="string" calcext:value-type="string">
            <text:p>url47e6aca666_pocorall_automaton_tgz-pJ8-net_pocorall_automaton_DatatypesJ8.txt</text:p>
          </table:table-cell>
          <table:table-cell table:style-name="ce2" office:value-type="float" office:value="429" calcext:value-type="float">
            <text:p>429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5" table:number-columns-repeated="17"/>
          <table:table-cell table:number-columns-repeated="1000"/>
        </table:table-row>
        <table:table-row table:style-name="ro1">
          <table:table-cell table:style-name="ce3" office:value-type="string" calcext:value-type="string">
            <text:p>B7</text:p>
          </table:table-cell>
          <table:table-cell table:style-name="ce4" office:value-type="string" calcext:value-type="string">
            <text:p>url27db8982cd_leohinterlang_argFace_tgz-pJ8-com_fidelis_argface_ArgSampleJ8.txt</text:p>
          </table:table-cell>
          <table:table-cell table:style-name="ce2" office:value-type="float" office:value="404" calcext:value-type="float">
            <text:p>404</text:p>
          </table:table-cell>
          <table:table-cell table:style-name="ce4" office:value-type="float" office:value="7" calcext:value-type="float">
            <text:p>7</text:p>
          </table:table-cell>
          <table:table-cell table:style-name="ce5"/>
          <table:table-cell table:style-name="ce2" office:value-type="float" office:value="136" calcext:value-type="float">
            <text:p>136</text:p>
          </table:table-cell>
          <table:table-cell table:style-name="ce4" office:value-type="float" office:value="10" calcext:value-type="float">
            <text:p>10</text:p>
          </table:table-cell>
          <table:table-cell table:style-name="ce5" table:number-columns-repeated="17"/>
          <table:table-cell table:number-columns-repeated="1000"/>
        </table:table-row>
        <table:table-row table:style-name="ro1"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url3472127e1f_SergeyKrivohatskiy_tiny_database_tgz-pJ8-ru_spbau_tinydb_bufferManager_IndexTestJ8.txt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5" table:number-columns-repeated="17"/>
          <table:table-cell table:number-columns-repeated="1000"/>
        </table:table-row>
        <table:table-row table:style-name="ro1">
          <table:table-cell table:style-name="ce4" office:value-type="string" calcext:value-type="string">
            <text:p>B9</text:p>
          </table:table-cell>
          <table:table-cell table:style-name="ce4" office:value-type="string" calcext:value-type="string">
            <text:p>url3426a97ee4_rtreffer_minidns_tgz-pJ8-de_measite_minidns_minidnsrepl_MiniDnsReplJ8.txt</text:p>
          </table:table-cell>
          <table:table-cell table:style-name="ce2" office:value-type="float" office:value="231" calcext:value-type="float">
            <text:p>231</text:p>
          </table:table-cell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5" table:number-columns-repeated="17"/>
          <table:table-cell table:number-columns-repeated="1000"/>
        </table:table-row>
        <table:table-row table:style-name="ro1">
          <table:table-cell table:style-name="ce4" office:value-type="string" calcext:value-type="string">
            <text:p>B10</text:p>
          </table:table-cell>
          <table:table-cell table:style-name="ce4" office:value-type="string" calcext:value-type="string">
            <text:p>url2e4fca7217_mark_lacdao_RPGClient_tgz-pJ8-org_nerv_rpgclient_MainJ8.txt</text:p>
          </table:table-cell>
          <table:table-cell table:style-name="ce2" office:value-type="float" office:value="102" calcext:value-type="float">
            <text:p>102</text:p>
          </table:table-cell>
          <table:table-cell table:style-name="ce4" office:value-type="float" office:value="5" calcext:value-type="float">
            <text:p>5</text:p>
          </table:table-cell>
          <table:table-cell table:style-name="ce5"/>
          <table:table-cell table:style-name="ce2" office:value-type="float" office:value="34" calcext:value-type="float">
            <text:p>34</text:p>
          </table:table-cell>
          <table:table-cell table:style-name="ce4" office:value-type="float" office:value="8" calcext:value-type="float">
            <text:p>8</text:p>
          </table:table-cell>
          <table:table-cell table:style-name="ce5" table:number-columns-repeated="17"/>
          <table:table-cell table:number-columns-repeated="1000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 table:number-columns-repeated="2"/>
          <table:table-cell table:style-name="ce1" table:formula="of:=AVERAGE([.D2:.D11])" office:value-type="float" office:value="2.7" calcext:value-type="float">
            <text:p>2.7</text:p>
          </table:table-cell>
          <table:table-cell table:style-name="ce4"/>
          <table:table-cell table:style-name="ce5"/>
          <table:table-cell table:style-name="ce8" table:formula="of:=AVERAGE([.G2:.G11])" office:value-type="float" office:value="7.7" calcext:value-type="float">
            <text:p>7.7</text:p>
          </table:table-cell>
          <table:table-cell table:style-name="ce5" table:number-columns-repeated="17"/>
          <table:table-cell table:number-columns-repeated="1000"/>
        </table:table-row>
        <table:table-row table:style-name="ro1" table:number-rows-repeated="988">
          <table:table-cell table:style-name="ce5" table:number-columns-repeated="24"/>
          <table:table-cell table:number-columns-repeated="100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1_old" table:style-name="ta2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Enumeration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PropertyConfigurator.parseCatsAndRenderers(Ljava/util/Properties;Lorg/apache/log4j/spi/LoggerRepository;)V</text:p>
          </table:table-cell>
          <table:table-cell table:style-name="ce11" office:value-type="string" calcext:value-type="string">
            <text:p>java.lang.String.startsWith(Ljava/lang/String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PropertyConfigurator.parseAdditivityForLogger(Ljava/util/Properties;Lorg/apache/log4j/Logger;Ljava/lang/String;)V</text:p>
          </table:table-cell>
          <table:table-cell table:style-name="ce11" office:value-type="string" calcext:value-type="string">
            <text:p>java.lang.String.equal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Enumeration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ctriposs.bigmap.MapEntry.putEntryValue([B)V</text:p>
          </table:table-cell>
          <table:table-cell table:style-name="ce11" office:value-type="string" calcext:value-type="string">
            <text:p>com.ctriposs.bigmap.page.IMappedPage.getLocal()Ljava/nio/ByteBuffer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ctriposs.bigmap.MapEntry.putTimeToLive(J)V</text:p>
          </table:table-cell>
          <table:table-cell table:style-name="ce11" office:value-type="string" calcext:value-type="string">
            <text:p>com.ctriposs.bigmap.page.IMappedPage.getLocal()Ljava/nio/ByteBuffer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appenderList not initialized 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AppenderAttachableImpl.removeAllAppenders()V</text:p>
          </table:table-cell>
          <table:table-cell table:style-name="ce11" office:value-type="string" calcext:value-type="string">
            <text:p>java.util.Vector.size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appenderList not initialized 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org.apache.log4j.Category.callAppenders(Lorg/apache/log4j/spi/LoggingEvent;)V</text:p>
          </table:table-cell>
          <table:table-cell table:style-name="ce11" office:value-type="string" calcext:value-type="string">
            <text:p>Lorg/apache/log4j/Category.parent Lorg/apache/log4j/Category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ctriposs.bigmap.page.MappedPageImpl.flush()V</text:p>
          </table:table-cell>
          <table:table-cell table:style-name="ce11" office:value-type="string" calcext:value-type="string">
            <text:p>org.slf4j.Logger.isDebugEnabled(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OptionConverter.substVars(Ljava/lang/String;Ljava/util/Properties;)Ljava/lang/String;</text:p>
          </table:table-cell>
          <table:table-cell table:style-name="ce11" office:value-type="string" calcext:value-type="string">
            <text:p>java.lang.String.substring(II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Enumeration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config.PropertySetter.setProperties(Ljava/util/Properties;Ljava/lang/String;)V</text:p>
          </table:table-cell>
          <table:table-cell table:style-name="ce11" office:value-type="string" calcext:value-type="string">
            <text:p>java.lang.String.substring(I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Enumeration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Loader.getTCL()Ljava/lang/ClassLoader;</text:p>
          </table:table-cell>
          <table:table-cell table:style-name="ce11" office:value-type="string" calcext:value-type="string">
            <text:p>java.lang.reflect.Method.invoke(Ljava/lang/Object;[Ljava/lang/Object;)Ljava/lang/Object;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1_new" table:style-name="ta3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FieldEntry.fir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ctriposs.bigmap.MapEntryFactoryImpl.findFreeEntryByLength(II)Lcom/ctriposs/bigmap/MapEntry;</text:p>
          </table:table-cell>
          <table:table-cell table:style-name="ce11" office:value-type="string" calcext:value-type="string">
            <text:p>Lcom/ctriposs/bigmap/MapEntryFactoryImpl$FreeNode.next Lcom/ctriposs/bigmap/MapEntryFactoryImpl$FreeNod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FieldEntry.fir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ctriposs.bigmap.MapEntryFactoryImpl.findFreeEntryByLength(II)Lcom/ctriposs/bigmap/MapEntry;</text:p>
          </table:table-cell>
          <table:table-cell table:style-name="ce11" office:value-type="string" calcext:value-type="string">
            <text:p>Lcom/ctriposs/bigmap/MapEntryFactoryImpl$FreeNode.size 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FieldEntry.fir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ctriposs.bigmap.MapEntryFactoryImpl.findFreeEntryByLength(II)Lcom/ctriposs/bigmap/MapEntry;</text:p>
          </table:table-cell>
          <table:table-cell table:style-name="ce11" office:value-type="string" calcext:value-type="string">
            <text:p>Lcom/ctriposs/bigmap/MapEntryFactoryImpl$FreeNode.next Lcom/ctriposs/bigmap/MapEntryFactoryImpl$FreeNod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FieldEntry.fir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ctriposs.bigmap.MapEntryFactoryImpl.findFreeEntryByLength(II)Lcom/ctriposs/bigmap/MapEntry;</text:p>
          </table:table-cell>
          <table:table-cell table:style-name="ce11" office:value-type="string" calcext:value-type="string">
            <text:p>Lcom/ctriposs/bigmap/MapEntryFactoryImpl$FreeNode.index J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FieldEntry.fir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ctriposs.bigmap.MapEntryFactoryImpl.findFreeEntryByLength(II)Lcom/ctriposs/bigmap/MapEntry;</text:p>
          </table:table-cell>
          <table:table-cell table:style-name="ce11" office:value-type="string" calcext:value-type="string">
            <text:p>Lcom/ctriposs/bigmap/MapEntryFactoryImpl$FreeNode.size 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FieldEntry.first)</text:p>
          </table:table-cell>
          <table:table-cell table:style-name="ce11" office:value-type="string" calcext:value-type="string">
            <text:p>NPE_PUT</text:p>
          </table:table-cell>
          <table:table-cell table:style-name="ce11" office:value-type="string" calcext:value-type="string">
            <text:p>com.ctriposs.bigmap.MapEntryFactoryImpl.findFreeEntryByLength(II)Lcom/ctriposs/bigmap/MapEntry;</text:p>
          </table:table-cell>
          <table:table-cell table:style-name="ce11" office:value-type="string" calcext:value-type="string">
            <text:p>Lcom/ctriposs/bigmap/MapEntryFactoryImpl$FreeNode.next Lcom/ctriposs/bigmap/MapEntryFactoryImpl$FreeNod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FieldEntry.fir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ctriposs.bigmap.MapEntryFactoryImpl.findFreeEntryByLength(II)Lcom/ctriposs/bigmap/MapEntry;</text:p>
          </table:table-cell>
          <table:table-cell table:style-name="ce11" office:value-type="string" calcext:value-type="string">
            <text:p>Lcom/ctriposs/bigmap/MapEntryFactoryImpl$FreeNode.size 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FieldEntry.fir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ctriposs.bigmap.MapEntryFactoryImpl.findFreeEntryByLength(II)Lcom/ctriposs/bigmap/MapEntry;</text:p>
          </table:table-cell>
          <table:table-cell table:style-name="ce11" office:value-type="string" calcext:value-type="string">
            <text:p>Lcom/ctriposs/bigmap/MapEntryFactoryImpl$FreeNode.next Lcom/ctriposs/bigmap/MapEntryFactoryImpl$FreeNod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props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config.PropertySetter.getPropertyDescriptor(Ljava/lang/String;)Ljava/beans/PropertyDescriptor;</text:p>
          </table:table-cell>
          <table:table-cell table:style-name="ce11" office:value-type="string" calcext:value-type="string">
            <text:p>java.beans.FeatureDescriptor.getName(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FieldEntry.fir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ctriposs.bigmap.MapEntryFactoryImpl.findFreeEntryByLength(II)Lcom/ctriposs/bigmap/MapEntry;</text:p>
          </table:table-cell>
          <table:table-cell table:style-name="ce11" office:value-type="string" calcext:value-type="string">
            <text:p>Lcom/ctriposs/bigmap/MapEntryFactoryImpl$FreeNode.index J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_old" table:style-name="ta4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gamezgalaxy.GGS.iomodel.Player.setGroup(Lcom/gamezgalaxy/GGS/groups/Group;)V</text:p>
          </table:table-cell>
          <table:table-cell table:style-name="ce11" office:value-type="string" calcext:value-type="string">
            <text:p>Lcom/gamezgalaxy/GGS/groups/Group.isOP 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networking.packets.minecraft.MOTD.Write(Lcom/gamezgalaxy/GGS/networking/IOClient;Lcom/gamezgalaxy/GGS/server/Server;[Ljava/lang/Object;)V</text:p>
          </table:table-cell>
          <table:table-cell table:style-name="ce11" office:value-type="string" calcext:value-type="string">
            <text:p>java.lang.String.length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PhysicsBlock._level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world.blocks.Lava.tick()V</text:p>
          </table:table-cell>
          <table:table-cell table:style-name="ce11" office:value-type="string" calcext:value-type="string">
            <text:p>com.gamezgalaxy.GGS.world.Level.getTile(III)Lcom/gamezgalaxy/GGS/world/Block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networking.packets.minecraft.SpawnPlayer.Write(Lcom/gamezgalaxy/GGS/networking/IOClient;Lcom/gamezgalaxy/GGS/server/Server;[Ljava/lang/Object;)V</text:p>
          </table:table-cell>
          <table:table-cell table:style-name="ce11" office:value-type="string" calcext:value-type="string">
            <text:p>com.gamezgalaxy.GGS.iomodel.Player.getY()S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Server.MainLevel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gamezgalaxy.GGS.iomodel.Player.changeLevel(Lcom/gamezgalaxy/GGS/world/Level;Z)V</text:p>
          </table:table-cell>
          <table:table-cell table:style-name="ce11" office:value-type="string" calcext:value-type="string">
            <text:p>Lcom/gamezgalaxy/GGS/world/Level.spawny 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gamezgalaxy.GGS.networking.packets.minecraft.GlobalPosUpdate.rotUpdate(Lcom/gamezgalaxy/GGS/iomodel/Player;)Z</text:p>
          </table:table-cell>
          <table:table-cell table:style-name="ce11" office:value-type="string" calcext:value-type="string">
            <text:p>Lcom/gamezgalaxy/GGS/iomodel/Player.pitch B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world.Level.setTile(Lcom/gamezgalaxy/GGS/world/Block;ILcom/gamezgalaxy/GGS/server/Server;)V</text:p>
          </table:table-cell>
          <table:table-cell table:style-name="ce11" office:value-type="string" calcext:value-type="string">
            <text:p>com.gamezgalaxy.GGS.world.PhysicsBlock.clone(Lcom/gamezgalaxy/GGS/server/Server;)Lcom/gamezgalaxy/GGS/world/PhysicsBlock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PhysicsBlock._level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world.blocks.Sand.tick()V</text:p>
          </table:table-cell>
          <table:table-cell table:style-name="ce11" office:value-type="string" calcext:value-type="string">
            <text:p>com.gamezgalaxy.GGS.world.Level.getTile(III)Lcom/gamezgalaxy/GGS/world/Block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level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world.convert.DatToGGS.load(Ljava/lang/String;)V</text:p>
          </table:table-cell>
          <table:table-cell table:style-name="ce11" office:value-type="string" calcext:value-type="string">
            <text:p>com.mojang.minecraft.level.Level.initTransient(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gamezgalaxy.GGS.world.LevelHandler.findLevel(Ljava/lang/String;)Lcom/gamezgalaxy/GGS/world/Level;</text:p>
          </table:table-cell>
          <table:table-cell table:style-name="ce11" office:value-type="string" calcext:value-type="string">
            <text:p>Lcom/gamezgalaxy/GGS/world/Level.name Ljava/lang/String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2_new" table:style-name="ta5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groups.Group.canExecute(Lcom/gamezgalaxy/GGS/API/plugin/Command;)Z</text:p>
          </table:table-cell>
          <table:table-cell table:style-name="ce11" office:value-type="string" calcext:value-type="string">
            <text:p>java.util.ArrayList.contain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Main.s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gamezgalaxy.GGS.chat.Messages.serverBroadcast(Ljava/lang/String;)V</text:p>
          </table:table-cell>
          <table:table-cell table:style-name="ce11" office:value-type="string" calcext:value-type="string">
            <text:p>Lcom/gamezgalaxy/GGS/server/Server.players Ljava/util/ArrayList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groups.Group.addPlayer(Lcom/gamezgalaxy/GGS/iomodel/Player;)V</text:p>
          </table:table-cell>
          <table:table-cell table:style-name="ce11" office:value-type="string" calcext:value-type="string">
            <text:p>java.util.ArrayList.add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groups.Group.addMember(Ljava/lang/String;)V</text:p>
          </table:table-cell>
          <table:table-cell table:style-name="ce11" office:value-type="string" calcext:value-type="string">
            <text:p>java.util.ArrayList.contain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PhysicsBlock._level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world.PhysicsBlock.move(III)V</text:p>
          </table:table-cell>
          <table:table-cell table:style-name="ce11" office:value-type="string" calcext:value-type="string">
            <text:p>com.gamezgalaxy.GGS.world.Level.setTile(Lcom/gamezgalaxy/GGS/world/Block;IIILcom/gamezgalaxy/GGS/server/Server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PhysicsBlock._level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gamezgalaxy.GGS.world.PhysicsBlock.onDelete(Lcom/gamezgalaxy/GGS/world/Level;ILcom/gamezgalaxy/GGS/server/Server;)V</text:p>
          </table:table-cell>
          <table:table-cell table:style-name="ce11" office:value-type="string" calcext:value-type="string">
            <text:p>Lcom/gamezgalaxy/GGS/world/Level.ticks Ljava/util/ArrayList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this' variable can't be null</text:p>
          </table:table-cell>
          <table:table-cell table:style-name="ce11" office:value-type="string" calcext:value-type="string">
            <text:p>NPE_PUT</text:p>
          </table:table-cell>
          <table:table-cell table:style-name="ce11" office:value-type="string" calcext:value-type="string">
            <text:p>com.gamezgalaxy.GGS.world.Level$Ticker.run()V</text:p>
          </table:table-cell>
          <table:table-cell table:style-name="ce11" office:value-type="string" calcext:value-type="string">
            <text:p>Lcom/gamezgalaxy/GGS/world/Level.ticks Ljava/util/ArrayList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Main.s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com.gamezgalaxy.test.console.Main.start()V</text:p>
          </table:table-cell>
          <table:table-cell table:style-name="ce11" office:value-type="string" calcext:value-type="string">
            <text:p>Lcom/gamezgalaxy/GGS/server/Server.Running 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PhysicsBlock._level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world.PhysicsBlock.move(III)V</text:p>
          </table:table-cell>
          <table:table-cell table:style-name="ce11" office:value-type="string" calcext:value-type="string">
            <text:p>com.gamezgalaxy.GGS.world.Level.setTile(Lcom/gamezgalaxy/GGS/world/Block;IIILcom/gamezgalaxy/GGS/server/Server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amezgalaxy.GGS.groups.Group.saveMembers()V</text:p>
          </table:table-cell>
          <table:table-cell table:style-name="ce11" office:value-type="string" calcext:value-type="string">
            <text:p>java.util.ArrayList.iterator()Ljava/util/Iterator;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_old" table:style-name="ta6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property.PropertyHolderFactory.create(Ljava/beans/PropertyDescriptor;)Lorg/stephen/hashmap/caches/property/PropertyHolder;</text:p>
          </table:table-cell>
          <table:table-cell table:style-name="ce11" office:value-type="string" calcext:value-type="string">
            <text:p>java.beans.PropertyDescriptor.getReadMethod()Ljava/lang/reflect/Method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Builder.evictionStrategy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lru.LeastRecentlyUsedCache$LinkedHashMapCache.removeEldestEntry(Ljava/util/Map$Entry;)Z</text:p>
          </table:table-cell>
          <table:table-cell table:style-name="ce11" office:value-type="string" calcext:value-type="string">
            <text:p>org.stephen.hashmap.caches.lru.eviction.EvictionStrategy.evictEntry(Ljava/util/Map$Entry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 (Precision lost at Preconditions.checkNotNull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PropertyDescriptorUtils.getPropertyDescriptors(Ljava/lang/Class;Ljava/lang/Class;)[Ljava/beans/PropertyDescriptor;</text:p>
          </table:table-cell>
          <table:table-cell table:style-name="ce11" office:value-type="string" calcext:value-type="string">
            <text:p>java.beans.BeanInfo.getPropertyDescriptors()[Ljava/beans/PropertyDescriptor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 (Precision lost at Preconditions.checkNotNull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oogle.common.collect.ByFunctionOrdering.equals(Ljava/lang/Object;)Z</text:p>
          </table:table-cell>
          <table:table-cell table:style-name="ce11" office:value-type="string" calcext:value-type="string">
            <text:p>java.lang.Object.equal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commons.configuration.PropertiesConfigurationLayout.load(Ljava/io/Reader;)V</text:p>
          </table:table-cell>
          <table:table-cell table:style-name="ce11" office:value-type="string" calcext:value-type="string">
            <text:p>java.lang.String.length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 (Possible Precision loss from toString()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commons.configuration.PropertiesConfiguration$PropertiesWriter.handleBackslashs(Ljava/lang/Object;Z)Ljava/lang/String;</text:p>
          </table:table-cell>
          <table:table-cell table:style-name="ce11" office:value-type="string" calcext:value-type="string">
            <text:p>java.lang.String.indexOf(Ljava/lang/String;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 (Possible Precision loss from toString()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commons.configuration.PropertiesConfiguration$PropertiesWriter.handleBackslashs(Ljava/lang/Object;Z)Ljava/lang/String;</text:p>
          </table:table-cell>
          <table:table-cell table:style-name="ce11" office:value-type="string" calcext:value-type="string">
            <text:p>java.lang.String.charAt(I)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 (Precision lost at Preconditions.checkNotNull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oogle.common.cache.LocalCache$Segment.getAndRecordStats(Ljava/lang/Object;ILcom/google/common/cache/LocalCache$LoadingValueReference;Lcom/google/common/util/concurrent/ListenableFuture;)Ljava/lang/Object;</text:p>
          </table:table-cell>
          <table:table-cell table:style-name="ce11" office:value-type="string" calcext:value-type="string">
            <text:p>com.google.common.cache.AbstractCache$StatsCounter.recordLoadException(J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 (Precision lost at Preconditions.checkNotNull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commons.configuration.AbstractConfiguration.resolveContainerStore(Ljava/lang/String;)Ljava/lang/Object;</text:p>
          </table:table-cell>
          <table:table-cell table:style-name="ce11" office:value-type="string" calcext:value-type="string">
            <text:p>java.lang.Object.getClass()Ljava/lang/Class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 (Precision lost at Preconditions.checkNotNull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google.common.util.concurrent.Futures$ChainingListenableFuture.run()V</text:p>
          </table:table-cell>
          <table:table-cell table:style-name="ce11" office:value-type="string" calcext:value-type="string">
            <text:p>com.google.common.util.concurrent.AsyncFunction.apply(Ljava/lang/Object;)Lcom/google/common/util/concurrent/ListenableFuture;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3_new" table:style-name="ta7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Builder.readMethod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property.PropertyHolder.getHashCode()I</text:p>
          </table:table-cell>
          <table:table-cell table:style-name="ce11" office:value-type="string" calcext:value-type="string">
            <text:p>java.lang.Object.hashCode()I</text:p>
          </table:table-cell>
          <table:table-cell table:number-columns-repeated="3"/>
          <table:table-cell table:style-name="ce10" office:value-type="string" calcext:value-type="string">
            <text:p>check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property.PropertyHolder.equals(Ljava/lang/Object;)Z</text:p>
          </table:table-cell>
          <table:table-cell table:style-name="ce11" office:value-type="string" calcext:value-type="string">
            <text:p>java.lang.Object.equal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property.PropertyHolder.equals(Ljava/lang/Object;)Z</text:p>
          </table:table-cell>
          <table:table-cell table:style-name="ce11" office:value-type="string" calcext:value-type="string">
            <text:p>java.lang.String.equal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Builder.evictionStrategy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lru.LeastRecentlyUsedCache$LinkedHashMapCache.setEvictionStrategy(Lorg/stephen/hashmap/caches/lru/eviction/EvictionStrategy;)V</text:p>
          </table:table-cell>
          <table:table-cell table:style-name="ce11" office:value-type="string" calcext:value-type="string">
            <text:p>org.stephen.hashmap.caches.lru.eviction.EvictionStrategy.setLinkedHashMap(Ljava/util/LinkedHashMap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Builder.readMethod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property.PropertyHolder.getValue(Ljava/lang/Object;)Ljava/lang/Object;</text:p>
          </table:table-cell>
          <table:table-cell table:style-name="ce11" office:value-type="string" calcext:value-type="string">
            <text:p>java.lang.reflect.Method.invoke(Ljava/lang/Object;[Ljava/lang/Object;)Ljava/lang/Object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Builder.readMethod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property.PropertyHolder.getHashCode()I</text:p>
          </table:table-cell>
          <table:table-cell table:style-name="ce11" office:value-type="string" calcext:value-type="string">
            <text:p>java.lang.reflect.Method.hashCode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FeatureDescriptor.name()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property.PropertyHolder.equals(Ljava/lang/Object;)Z</text:p>
          </table:table-cell>
          <table:table-cell table:style-name="ce11" office:value-type="string" calcext:value-type="string">
            <text:p>java.lang.String.equal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victBySize.map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lru.eviction.EvictBySize.evictEntry(Ljava/util/Map$Entry;)Z</text:p>
          </table:table-cell>
          <table:table-cell table:style-name="ce11" office:value-type="string" calcext:value-type="string">
            <text:p>java.util.LinkedHashMap.size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Builder.evictionStrategy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lru.LeastRecentlyUsedCache$LinkedHashMapCache.removeEldestEntry(Ljava/util/Map$Entry;)Z</text:p>
          </table:table-cell>
          <table:table-cell table:style-name="ce11" office:value-type="string" calcext:value-type="string">
            <text:p>org.stephen.hashmap.caches.lru.eviction.EvictionStrategy.evictEntry(Ljava/util/Map$Entry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Builder.writeMethod or Builder.readMethod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stephen.hashmap.caches.property.PropertyHolder.equals(Ljava/lang/Object;)Z</text:p>
          </table:table-cell>
          <table:table-cell table:style-name="ce11" office:value-type="string" calcext:value-type="string">
            <text:p>java.lang.reflect.Method.equals(Ljava/lang/Object;)Z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4_old" table:style-name="ta8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BitboardPosition.moves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representation.BitboardPosition.generateMoves(Ljava/util/List;Les/dagaren/gladiator/representation/Piece;)V</text:p>
          </table:table-cell>
          <table:table-cell table:style-name="ce11" office:value-type="string" calcext:value-type="string">
            <text:p>java.util.List.add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ngineController.receiv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xboard.EngineController.onCommandReceived(Ljava/lang/String;)V</text:p>
          </table:table-cell>
          <table:table-cell table:style-name="ce11" office:value-type="string" calcext:value-type="string">
            <text:p>es.dagaren.gladiator.communication.xboard.UserToEngine.edit(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<text:s/>uninitialized (appender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AppenderAttachableImpl.addAppender(Lorg/apache/log4j/Appender;)V</text:p>
          </table:table-cell>
          <table:table-cell table:style-name="ce11" office:value-type="string" calcext:value-type="string">
            <text:p>java.util.Vector.contain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ngineController.receiv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xboard.EngineController.onCommandReceived(Ljava/lang/String;)V</text:p>
          </table:table-cell>
          <table:table-cell table:style-name="ce11" office:value-type="string" calcext:value-type="string">
            <text:p>es.dagaren.gladiator.communication.xboard.UserToEngine.moveNow(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BitboardPosition.moves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representation.BitboardPosition.generarMovements(Ljava/util/List;)V</text:p>
          </table:table-cell>
          <table:table-cell table:style-name="ce11" office:value-type="string" calcext:value-type="string">
            <text:p>java.util.List.add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 (Precision lost at java/util/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representation.BitboardPosition.undoMove(Les/dagaren/gladiator/representation/Movement;)Z</text:p>
          </table:table-cell>
          <table:table-cell table:style-name="ce11" office:value-type="string" calcext:value-type="string">
            <text:p>es.dagaren.gladiator.representation.Movement.getDestinationPiece()Les/dagaren/gladiator/representation/Piece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search.AlphaBetaSearcher.search()V</text:p>
          </table:table-cell>
          <table:table-cell table:style-name="ce11" office:value-type="string" calcext:value-type="string">
            <text:p>org.apache.log4j.Logger.debug(Ljava/lang/Object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BitboardPosition.moves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representation.BitboardPosition.generarMovements(Ljava/util/List;)V</text:p>
          </table:table-cell>
          <table:table-cell table:style-name="ce11" office:value-type="string" calcext:value-type="string">
            <text:p>java.util.List.add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Enumeration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config.PropertySetter.setProperties(Ljava/util/Properties;Ljava/lang/String;)V</text:p>
          </table:table-cell>
          <table:table-cell table:style-name="ce11" office:value-type="string" calcext:value-type="string">
            <text:p>java.lang.String.substring(I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Movement.sourceSquare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es.dagaren.gladiator.representation.BitboardSee.getValue(Les/dagaren/gladiator/representation/BitboardPosition;Les/dagaren/gladiator/representation/Square;Les/dagaren/gladiator/representation/Square;Les/dagaren/gladiator/representation/GenericPiece;)I</text:p>
          </table:table-cell>
          <table:table-cell table:style-name="ce11" office:value-type="string" calcext:value-type="string">
            <text:p>Les/dagaren/gladiator/representation/Square.index I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4_new" table:style-name="ta9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ngineController.receiv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xboard.EngineController.onCommandReceived(Ljava/lang/String;)V</text:p>
          </table:table-cell>
          <table:table-cell table:style-name="ce11" office:value-type="string" calcext:value-type="string">
            <text:p>es.dagaren.gladiator.communication.xboard.UserToEngine.edit(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ngineController.receiv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xboard.EngineController.onCommandReceived(Ljava/lang/String;)V</text:p>
          </table:table-cell>
          <table:table-cell table:style-name="ce11" office:value-type="string" calcext:value-type="string">
            <text:p>es.dagaren.gladiator.communication.xboard.UserToEngine.remove(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ngineController.receiv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xboard.EngineController.onCommandReceived(Ljava/lang/String;)V</text:p>
          </table:table-cell>
          <table:table-cell table:style-name="ce11" office:value-type="string" calcext:value-type="string">
            <text:p>es.dagaren.gladiator.communication.xboard.UserToEngine.result(Ljava/lang/String;Ljava/lang/String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ngineController.receiv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xboard.EngineController.onCommandReceived(Ljava/lang/String;)V</text:p>
          </table:table-cell>
          <table:table-cell table:style-name="ce11" office:value-type="string" calcext:value-type="string">
            <text:p>es.dagaren.gladiator.communication.xboard.UserToEngine.easy(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ngineController.receiv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xboard.EngineController.onCommandReceived(Ljava/lang/String;)V</text:p>
          </table:table-cell>
          <table:table-cell table:style-name="ce11" office:value-type="string" calcext:value-type="string">
            <text:p>es.dagaren.gladiator.communication.xboard.UserToEngine.resume(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ngineController.receiv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xboard.EngineController.onCommandReceived(Ljava/lang/String;)V</text:p>
          </table:table-cell>
          <table:table-cell table:style-name="ce11" office:value-type="string" calcext:value-type="string">
            <text:p>es.dagaren.gladiator.communication.xboard.UserToEngine.time(Ljava/lang/String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ngineController.receiv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xboard.EngineController.onCommandReceived(Ljava/lang/String;)V</text:p>
          </table:table-cell>
          <table:table-cell table:style-name="ce11" office:value-type="string" calcext:value-type="string">
            <text:p>es.dagaren.gladiator.communication.xboard.UserToEngine.variant(Ljava/lang/String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ngineController.receiv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xboard.EngineController.onCommandReceived(Ljava/lang/String;)V</text:p>
          </table:table-cell>
          <table:table-cell table:style-name="ce11" office:value-type="string" calcext:value-type="string">
            <text:p>es.dagaren.gladiator.communication.xboard.UserToEngine.bk(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ProtocolController.commandControll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ProtocolController.sendCommand(Ljava/lang/String;)V</text:p>
          </table:table-cell>
          <table:table-cell table:style-name="ce11" office:value-type="string" calcext:value-type="string">
            <text:p>es.dagaren.gladiator.communication.CommandController.sendCommand(Ljava/lang/String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EngineController.receive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es.dagaren.gladiator.communication.xboard.EngineController.onCommandReceived(Ljava/lang/String;)V</text:p>
          </table:table-cell>
          <table:table-cell table:style-name="ce11" office:value-type="string" calcext:value-type="string">
            <text:p>es.dagaren.gladiator.communication.xboard.UserToEngine.undo()V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5_old" table:style-name="ta10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telsis.jocp.OCPLinkManager.changeLinkState(Lcom/telsis/jocp/OCPLinkManager$LinkStates;)V</text:p>
          </table:table-cell>
          <table:table-cell table:style-name="ce11" office:value-type="string" calcext:value-type="string">
            <text:p>org.apache.log4j.Logger.info(Ljava/lang/Object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 (All fields seem initialized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DateTimeDateFormat.format(Ljava/util/Date;Ljava/lang/StringBuffer;Ljava/text/FieldPosition;)Ljava/lang/StringBuffer;</text:p>
          </table:table-cell>
          <table:table-cell table:style-name="ce11" office:value-type="string" calcext:value-type="string">
            <text:p>java.util.Calendar.get(I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telsis.jocp.OCPSystemManager.recalcMode()Lcom/telsis/jocp/OCPSystemManager$SystemState;</text:p>
          </table:table-cell>
          <table:table-cell table:style-name="ce11" office:value-type="string" calcext:value-type="string">
            <text:p>org.apache.log4j.Logger.debug(Ljava/lang/Object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or.RendererMap.findAndRender(Ljava/lang/Object;)Ljava/lang/String;</text:p>
          </table:table-cell>
          <table:table-cell table:style-name="ce11" office:value-type="string" calcext:value-type="string">
            <text:p>org.apache.log4j.or.ObjectRenderer.doRender(Ljava/lang/Object;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telsis.jocp.OCPSystemManager.&lt;init&gt;()V</text:p>
          </table:table-cell>
          <table:table-cell table:style-name="ce11" office:value-type="string" calcext:value-type="string">
            <text:p>org.apache.log4j.Logger.warn(Ljava/lang/Object;Ljava/lang/Throwable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 (All fields seem initialized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ISO8601DateFormat.format(Ljava/util/Date;Ljava/lang/StringBuffer;Ljava/text/FieldPosition;)Ljava/lang/StringBuffer;</text:p>
          </table:table-cell>
          <table:table-cell table:style-name="ce11" office:value-type="string" calcext:value-type="string">
            <text:p>java.util.Calendar.setTime(Ljava/util/Date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telsis.jocp.OCPLinkManager$RxThread.handleConnecting()Z</text:p>
          </table:table-cell>
          <table:table-cell table:style-name="ce11" office:value-type="string" calcext:value-type="string">
            <text:p>org.apache.log4j.Logger.debug(Ljava/lang/Object;Ljava/lang/Throwable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org.apache.log4j.CategoryKey.equals(Ljava/lang/Object;)Z</text:p>
          </table:table-cell>
          <table:table-cell table:style-name="ce11" office:value-type="string" calcext:value-type="string">
            <text:p>Lorg/apache/log4j/CategoryKey.name Ljava/lang/String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config.PropertySetter.convertArg(Ljava/lang/String;Ljava/lang/Class;)Ljava/lang/Object;</text:p>
          </table:table-cell>
          <table:table-cell table:style-name="ce11" office:value-type="string" calcext:value-type="string">
            <text:p>java.lang.String.trim(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telsis.jocp.OCPSystemManager.recalcPreferredUnit(Lcom/telsis/jocp/OCPSystemManager$SystemState;)V</text:p>
          </table:table-cell>
          <table:table-cell table:style-name="ce11" office:value-type="string" calcext:value-type="string">
            <text:p>org.apache.log4j.Logger.info(Ljava/lang/Object;)V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5_new" table:style-name="ta11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AppenderAttachableImpl.appender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AppenderAttachableImpl.addAppender(Lorg/apache/log4j/Appender;)V</text:p>
          </table:table-cell>
          <table:table-cell table:style-name="ce11" office:value-type="string" calcext:value-type="string">
            <text:p>java.util.Vector.addElement(Ljava/lang/Object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AppenderAttachableImpl.appender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AppenderAttachableImpl.removeAllAppenders()V</text:p>
          </table:table-cell>
          <table:table-cell table:style-name="ce11" office:value-type="string" calcext:value-type="string">
            <text:p>java.util.Vector.elementAt(I)Ljava/lang/Object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ThrowableInformation.throwabl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spi.ThrowableInformation.getThrowableStrRep()[Ljava/lang/String;</text:p>
          </table:table-cell>
          <table:table-cell table:style-name="ce11" office:value-type="string" calcext:value-type="string">
            <text:p>java.lang.Object.clone()Ljava/lang/Object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WriterAppender.qw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WriterAppender.writeFooter()V</text:p>
          </table:table-cell>
          <table:table-cell table:style-name="ce11" office:value-type="string" calcext:value-type="string">
            <text:p>org.apache.log4j.helpers.QuietWriter.write(Ljava/lang/String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AppenderAttachableImpl.appender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AppenderAttachableImpl.appendLoopOnAppenders(Lorg/apache/log4j/spi/LoggingEvent;)I</text:p>
          </table:table-cell>
          <table:table-cell table:style-name="ce11" office:value-type="string" calcext:value-type="string">
            <text:p>java.util.Vector.size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WriterAppender.qw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WriterAppender.subAppend(Lorg/apache/log4j/spi/LoggingEvent;)V</text:p>
          </table:table-cell>
          <table:table-cell table:style-name="ce11" office:value-type="string" calcext:value-type="string">
            <text:p>org.apache.log4j.helpers.QuietWriter.write(Ljava/lang/String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WriterAppender.qw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WriterAppender.subAppend(Lorg/apache/log4j/spi/LoggingEvent;)V</text:p>
          </table:table-cell>
          <table:table-cell table:style-name="ce11" office:value-type="string" calcext:value-type="string">
            <text:p>org.apache.log4j.helpers.QuietWriter.write(Ljava/lang/String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WriterAppender.qw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WriterAppender.subAppend(Lorg/apache/log4j/spi/LoggingEvent;)V</text:p>
          </table:table-cell>
          <table:table-cell table:style-name="ce11" office:value-type="string" calcext:value-type="string">
            <text:p>org.apache.log4j.helpers.QuietWriter.write(Ljava/lang/String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WriterAppender.qw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WriterAppender.writeHeader()V</text:p>
          </table:table-cell>
          <table:table-cell table:style-name="ce11" office:value-type="string" calcext:value-type="string">
            <text:p>org.apache.log4j.helpers.QuietWriter.write(Ljava/lang/String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AppenderAttachableImpl.appender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AppenderAttachableImpl.addAppender(Lorg/apache/log4j/Appender;)V</text:p>
          </table:table-cell>
          <table:table-cell table:style-name="ce11" office:value-type="string" calcext:value-type="string">
            <text:p>java.util.Vector.contains(Ljava/lang/Object;)Z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6_old" table:style-name="ta12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Collection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LinkedAutomaton.getStates()Ljava/util/Set;</text:p>
          </table:table-cell>
          <table:table-cell table:style-name="ce11" office:value-type="string" calcext:value-type="string">
            <text:p>Lnet/pocorall/automaton/Transition.toLnet/pocorall/automaton/Stat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LinkedAutomaton.reduce()V</text:p>
          </table:table-cell>
          <table:table-cell table:style-name="ce11" office:value-type="string" calcext:value-type="string">
            <text:p>Lnet/pocorall/automaton/Transition.max 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arrays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BasicOperations.intersection(Lnet/pocorall/automaton/DefaultAutomaton;Lnet/pocorall/automaton/DefaultAutomaton;)Lnet/pocorall/automaton/DefaultAutomaton;</text:p>
          </table:table-cell>
          <table:table-cell table:style-name="ce11" office:value-type="string" calcext:value-type="string">
            <text:p>Lnet/pocorall/automaton/Transition.max 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arrays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RegExp.makeString(Lnet/pocorall/automaton/RegExp;Lnet/pocorall/automaton/RegExp;)Lnet/pocorall/automaton/RegExp;</text:p>
          </table:table-cell>
          <table:table-cell table:style-name="ce11" office:value-type="string" calcext:value-type="string">
            <text:p>Lnet/pocorall/automaton/RegExp.kind Lnet/pocorall/automaton/RegExp$Kind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arrays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BasicOperations.addEpsilons(Lnet/pocorall/automaton/LinkedAutomaton;Ljava/util/Collection;)V</text:p>
          </table:table-cell>
          <table:table-cell table:style-name="ce11" office:value-type="string" calcext:value-type="string">
            <text:p>Lnet/pocorall/automaton/StatePair.s1 Lnet/pocorall/automaton/Stat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arrays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MinimizationOperations.addTriggers([[Lnet/pocorall/automaton/Transition;Ljava/util/ArrayList;II)V</text:p>
          </table:table-cell>
          <table:table-cell table:style-name="ce11" office:value-type="string" calcext:value-type="string">
            <text:p>Lnet/pocorall/automaton/Transition.max 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arrays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MinimizationOperations.minimizeHopcroft(Lnet/pocorall/automaton/LinkedAutomaton;)V</text:p>
          </table:table-cell>
          <table:table-cell table:style-name="ce11" office:value-type="string" calcext:value-type="string">
            <text:p>Lnet/pocorall/automaton/State.number 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arrays)</text:p>
          </table:table-cell>
          <table:table-cell table:style-name="ce11" office:value-type="string" calcext:value-type="string">
            <text:p>NPE_PUT</text:p>
          </table:table-cell>
          <table:table-cell table:style-name="ce11" office:value-type="string" calcext:value-type="string">
            <text:p>net.pocorall.automaton.LinkedAutomaton.setStateNumbers(Ljava/util/Set;)V</text:p>
          </table:table-cell>
          <table:table-cell table:style-name="ce11" office:value-type="string" calcext:value-type="string">
            <text:p>Lnet/pocorall/automaton/State.number 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context-sensitivity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BasicOperations.subsetOf(Lnet/pocorall/automaton/DefaultAutomaton;Lnet/pocorall/automaton/DefaultAutomaton;)Z</text:p>
          </table:table-cell>
          <table:table-cell table:style-name="ce11" office:value-type="string" calcext:value-type="string">
            <text:p>Lnet/pocorall/automaton/State.number 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LinkedAutomaton.clone()Lnet/pocorall/automaton/LinkedAutomaton;</text:p>
          </table:table-cell>
          <table:table-cell table:style-name="ce11" office:value-type="string" calcext:value-type="string">
            <text:p>Lnet/pocorall/automaton/State.accept Ljava/lang/Object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6_new" table:style-name="ta13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DefaultAutomator.singleton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net.pocorall.automaton.BasicOperations.union(Lnet/pocorall/automaton/DefaultAutomaton;Lnet/pocorall/automaton/DefaultAutomaton;)Lnet/pocorall/automaton/DefaultAutomaton;</text:p>
          </table:table-cell>
          <table:table-cell table:style-name="ce11" office:value-type="string" calcext:value-type="string">
            <text:p>java.lang.String.equal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 not trace error (possible precision loss at run method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net.pocorall.automaton.LinkedAutomaton.run(Ljava/lang/String;)Ljava/lang/Object;</text:p>
          </table:table-cell>
          <table:table-cell table:style-name="ce11" office:value-type="string" calcext:value-type="string">
            <text:p>java.lang.String.length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RegExp.exp2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RegExp.makeString(Lnet/pocorall/automaton/RegExp;Lnet/pocorall/automaton/RegExp;)Lnet/pocorall/automaton/RegExp;</text:p>
          </table:table-cell>
          <table:table-cell table:style-name="ce11" office:value-type="string" calcext:value-type="string">
            <text:p>Lnet/pocorall/automaton/RegExp.c 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 no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net.pocorall.automaton.RegExp.&lt;init&gt;(Ljava/lang/String;I)V</text:p>
          </table:table-cell>
          <table:table-cell table:style-name="ce11" office:value-type="string" calcext:value-type="string">
            <text:p>java.lang.String.length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 not trace error (possible precision loss at run method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net.pocorall.automaton.LinkedAutomaton.run(Ljava/lang/String;)Ljava/lang/Object;</text:p>
          </table:table-cell>
          <table:table-cell table:style-name="ce11" office:value-type="string" calcext:value-type="string">
            <text:p>java.lang.String.charAt(I)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RegExp.b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net.pocorall.automaton.RegExp.parseRepeatExp()Lnet/pocorall/automaton/RegExp;</text:p>
          </table:table-cell>
          <table:table-cell table:style-name="ce11" office:value-type="string" calcext:value-type="string">
            <text:p>java.lang.String.substring(II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StateListNode.prev)</text:p>
          </table:table-cell>
          <table:table-cell table:style-name="ce11" office:value-type="string" calcext:value-type="string">
            <text:p>NPE_PUT</text:p>
          </table:table-cell>
          <table:table-cell table:style-name="ce11" office:value-type="string" calcext:value-type="string">
            <text:p>net.pocorall.automaton.MinimizationOperations$StateListNode.remove()V</text:p>
          </table:table-cell>
          <table:table-cell table:style-name="ce11" office:value-type="string" calcext:value-type="string">
            <text:p>Lnet/pocorall/automaton/MinimizationOperations$StateListNode.next Lnet/pocorall/automaton/MinimizationOperations$StateListNod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DefaultAutomaton.singleton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net.pocorall.automaton.BasicOperations.isEmptyString(Lnet/pocorall/automaton/DefaultAutomaton;)Z</text:p>
          </table:table-cell>
          <table:table-cell table:style-name="ce11" office:value-type="string" calcext:value-type="string">
            <text:p>java.lang.String.length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RegExp.exp2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RegExp.makeString(Lnet/pocorall/automaton/RegExp;Lnet/pocorall/automaton/RegExp;)Lnet/pocorall/automaton/RegExp;</text:p>
          </table:table-cell>
          <table:table-cell table:style-name="ce11" office:value-type="string" calcext:value-type="string">
            <text:p>Lnet/pocorall/automaton/RegExp.c 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<text:s/>(RegExp.exp2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net.pocorall.automaton.RegExp.makeString(Lnet/pocorall/automaton/RegExp;Lnet/pocorall/automaton/RegExp;)Lnet/pocorall/automaton/RegExp;</text:p>
          </table:table-cell>
          <table:table-cell table:style-name="ce11" office:value-type="string" calcext:value-type="string">
            <text:p>Lnet/pocorall/automaton/RegExp.kind Lnet/pocorall/automaton/RegExp$Kind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7_old" table:style-name="ta14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List.ho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List.brief()Ljava/lang/String;</text:p>
          </table:table-cell>
          <table:table-cell table:style-name="ce11" office:value-type="string" calcext:value-type="string">
            <text:p>com.fidelis.argface.ArgNode.isGroup(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Pattern.buildOperand(Lcom/fidelis/argface/ArgNode;Ljava/lang/StringBuilder;)V</text:p>
          </table:table-cell>
          <table:table-cell table:style-name="ce11" office:value-type="string" calcext:value-type="string">
            <text:p>com.fidelis.argface.ArgOperand.getName(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ParseUsage.option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ParseUsage.optionArg(Z)Z</text:p>
          </table:table-cell>
          <table:table-cell table:style-name="ce11" office:value-type="string" calcext:value-type="string">
            <text:p>com.fidelis.argface.ArgOption.setArgOptional(Z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List.ho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List.buildList(Ljava/lang/StringBuilder;ILcom/fidelis/argface/ArgNode;I)I</text:p>
          </table:table-cell>
          <table:table-cell table:style-name="ce11" office:value-type="string" calcext:value-type="string">
            <text:p>com.fidelis.argface.ArgNode.getOption()Lcom/fidelis/argface/ArgOption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List.cur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List.goSouth()Lcom/fidelis/argface/ArgNode;</text:p>
          </table:table-cell>
          <table:table-cell table:style-name="ce11" office:value-type="string" calcext:value-type="string">
            <text:p>com.fidelis.argface.ArgNode.getSouth()Lcom/fidelis/argface/ArgNode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List.ho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ParseUsage.addNewOption(I)V</text:p>
          </table:table-cell>
          <table:table-cell table:style-name="ce11" office:value-type="string" calcext:value-type="string">
            <text:p>com.fidelis.argface.ArgNode.getEast()Lcom/fidelis/argface/ArgNode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List.ho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List.baseCount()I</text:p>
          </table:table-cell>
          <table:table-cell table:style-name="ce11" office:value-type="string" calcext:value-type="string">
            <text:p>com.fidelis.argface.ArgNode.getEast()Lcom/fidelis/argface/ArgNode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Base.checkArgSet(Lcom/fidelis/argface/ArgOption;)Z</text:p>
          </table:table-cell>
          <table:table-cell table:style-name="ce11" office:value-type="string" calcext:value-type="string">
            <text:p>com.fidelis.argface.ArgOption.getText(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 no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Find.findArgFld(Lcom/fidelis/argface/ArgOption;Ljava/lang/String;)Ljava/lang/reflect/Field;</text:p>
          </table:table-cell>
          <table:table-cell table:style-name="ce11" office:value-type="string" calcext:value-type="string">
            <text:p>com.fidelis.argface.ArgOption.setRepeatList(Z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List.cur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List.addSouth(Ljava/lang/Object;)Lcom/fidelis/argface/ArgNode;</text:p>
          </table:table-cell>
          <table:table-cell table:style-name="ce11" office:value-type="string" calcext:value-type="string">
            <text:p>com.fidelis.argface.ArgNode.setSouth(Lcom/fidelis/argface/ArgNode;)V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7_new" table:style-name="ta15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Node.south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Pattern.adjustCount(Lcom/fidelis/argface/ArgNode;)V</text:p>
          </table:table-cell>
          <table:table-cell table:style-name="ce11" office:value-type="string" calcext:value-type="string">
            <text:p>com.fidelis.argface.ArgNode.isRepeat(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List.ho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List.buildUsageSpec(Lcom/fidelis/argface/ArgNode;)Ljava/lang/String;</text:p>
          </table:table-cell>
          <table:table-cell table:style-name="ce11" office:value-type="string" calcext:value-type="string">
            <text:p>com.fidelis.argface.ArgNode.getOperand()Lcom/fidelis/argface/ArgOperand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Node.failBas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Pattern.rebuildPattern(Lcom/fidelis/argface/ArgNode;Ljava/lang/StringBuilder;)Ljava/lang/String;</text:p>
          </table:table-cell>
          <table:table-cell table:style-name="ce11" office:value-type="string" calcext:value-type="string">
            <text:p>com.fidelis.argface.ArgNode.brief(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Option.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Option.addList(Ljava/lang/String;)V</text:p>
          </table:table-cell>
          <table:table-cell table:style-name="ce11" office:value-type="string" calcext:value-type="string">
            <text:p>java.util.List.add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Reflect.objectClass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Reflect.findField(Ljava/lang/String;Ljava/lang/Class;)Ljava/lang/reflect/Field;</text:p>
          </table:table-cell>
          <table:table-cell table:style-name="ce11" office:value-type="string" calcext:value-type="string">
            <text:p>java.lang.Class.getField(Ljava/lang/String;)Ljava/lang/reflect/Field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Node.failNod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Pattern.rebuildPattern(Lcom/fidelis/argface/ArgNode;Ljava/lang/StringBuilder;)Ljava/lang/String;</text:p>
          </table:table-cell>
          <table:table-cell table:style-name="ce11" office:value-type="string" calcext:value-type="string">
            <text:p>com.fidelis.argface.ArgNode.brief(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List.ho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ParseUsage.addNewOption(I)V</text:p>
          </table:table-cell>
          <table:table-cell table:style-name="ce11" office:value-type="string" calcext:value-type="string">
            <text:p>com.fidelis.argface.ArgNode.getEast()Lcom/fidelis/argface/ArgNode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List.cur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List.goEast()Lcom/fidelis/argface/ArgNode;</text:p>
          </table:table-cell>
          <table:table-cell table:style-name="ce11" office:value-type="string" calcext:value-type="string">
            <text:p>com.fidelis.argface.ArgNode.getEast()Lcom/fidelis/argface/ArgNode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Node.south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Base.findAlternative(Lcom/fidelis/argface/ArgNode;Ljava/lang/String;)Lcom/fidelis/argface/ArgOption;</text:p>
          </table:table-cell>
          <table:table-cell table:style-name="ce11" office:value-type="string" calcext:value-type="string">
            <text:p>com.fidelis.argface.ArgNode.getGroup()Lcom/fidelis/argface/ArgList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rgList.ho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com.fidelis.argface.ArgList.buildUsage()Ljava/lang/String;</text:p>
          </table:table-cell>
          <table:table-cell table:style-name="ce11" office:value-type="string" calcext:value-type="string">
            <text:p>com.fidelis.argface.ArgNode.getSouth()Lcom/fidelis/argface/ArgNode;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8_old" table:style-name="ta16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cursors.NLJoinCursor.getValue()Ljava/util/Map;</text:p>
          </table:table-cell>
          <table:table-cell table:style-name="ce11" office:value-type="string" calcext:value-type="string">
            <text:p>ru.spbau.tinydb.expressions.comparison.JoinOnExpression.execute(Ljava/util/Map;)Ljava/lang/Boolean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table.Table.toByteArray(Ljava/lang/Object;Lru/spbau/tinydb/queries/Attribute$DataType;)[B</text:p>
          </table:table-cell>
          <table:table-cell table:style-name="ce11" office:value-type="string" calcext:value-type="string">
            <text:p>java.lang.Double.doubleValue()D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engine.DataBaseEngine$DataBase.select(Lru/spbau/tinydb/queries/SelectionTable;Lru/spbau/tinydb/queries/WhereCondition;)Ljava/util/Iterator;</text:p>
          </table:table-cell>
          <table:table-cell table:style-name="ce11" office:value-type="string" calcext:value-type="string">
            <text:p>ru.spbau.tinydb.expressions.comparison.JoinOnExpression.getFirstId()Lru/spbau/tinydb/queries/SecondLevelId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Iterator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metainformation.MetaInformationTable.createIndex(Ljava/lang/String;ILjava/lang/String;)Z</text:p>
          </table:table-cell>
          <table:table-cell table:style-name="ce11" office:value-type="string" calcext:value-type="string">
            <text:p>ru.spbau.tinydb.table.Table.iterator()Ljava/util/Iterator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metainformation.MetaInformationTable.createRecord(Lru/spbau/tinydb/queries/Attribute;)[Ljava/lang/Object;</text:p>
          </table:table-cell>
          <table:table-cell table:style-name="ce11" office:value-type="string" calcext:value-type="string">
            <text:p>ru.spbau.tinydb.queries.Attribute.getDataType()Lru/spbau/tinydb/queries/Attribute$DataType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engine.DataBaseEngine$DataBase$1.iterator()Ljava/util/Iterator;</text:p>
          </table:table-cell>
          <table:table-cell table:style-name="ce11" office:value-type="string" calcext:value-type="string">
            <text:p>ru.spbau.tinydb.table.Table.iterator()Ljava/util/Iterator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table.Table.toByteArray(Ljava/lang/Object;Lru/spbau/tinydb/queries/Attribute$DataType;)[B</text:p>
          </table:table-cell>
          <table:table-cell table:style-name="ce11" office:value-type="string" calcext:value-type="string">
            <text:p>java.lang.Integer.intValue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utils.Utils.stringToBytes(Ljava/lang/String;I)[B</text:p>
          </table:table-cell>
          <table:table-cell table:style-name="ce11" office:value-type="string" calcext:value-type="string">
            <text:p>java.lang.String.getBytes(Ljava/lang/String;)[B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expressions.comparison.JoinOnExpression.execute(Ljava/util/Map;)Ljava/lang/Boolean;</text:p>
          </table:table-cell>
          <table:table-cell table:style-name="ce11" office:value-type="string" calcext:value-type="string">
            <text:p>java.lang.Object.equal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engine.DataBaseEngine$DataBase.executeFilter(Lru/spbau/tinydb/queries/WhereCondition;Lru/spbau/tinydb/table/Table;)Ljava/util/Iterator;</text:p>
          </table:table-cell>
          <table:table-cell table:style-name="ce11" office:value-type="string" calcext:value-type="string">
            <text:p>ru.spbau.tinydb.table.Table.iterator()Ljava/util/Iterator;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8_new" table:style-name="ta17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No null error. The case with uninitialized field BufferManager.buffer, will throw an exception before exiting the constructor uninitialized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bufferManager.BufferView.getByte(I)B</text:p>
          </table:table-cell>
          <table:table-cell table:style-name="ce11" office:value-type="string" calcext:value-type="string">
            <text:p>java.nio.ByteBuffer.get(I)B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No null error. The case with uninitialized field BufferManager.buffer, will throw an exception before exiting the constructor uninitialized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bufferManager.BufferView.setBytes(I[B)V</text:p>
          </table:table-cell>
          <table:table-cell table:style-name="ce11" office:value-type="string" calcext:value-type="string">
            <text:p>java.nio.ByteBuffer.position(I)Ljava/nio/Buffer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No null error. The 'this' variable was passed to bufferManager and hence cannot be null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bufferManager.BufferView.close()V</text:p>
          </table:table-cell>
          <table:table-cell table:style-name="ce11" office:value-type="string" calcext:value-type="string">
            <text:p>ru.spbau.tinydb.bufferManager.BufferManager.onBufferViewRemoved(I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No null error. The case with uninitialized field BufferManager.buffer, will throw an exception before exiting the constructor uninitialized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bufferManager.BufferView.setByte(IB)V</text:p>
          </table:table-cell>
          <table:table-cell table:style-name="ce11" office:value-type="string" calcext:value-type="string">
            <text:p>java.nio.ByteBuffer.put(IB)Ljava/nio/ByteBuffer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No null error. The 'this' variable was passed to bufferManager and hence cannot be null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bufferManager.BufferView.&lt;init&gt;(Ljava/nio/ByteBuffer;IIILru/spbau/tinydb/bufferManager/BufferManager;)V</text:p>
          </table:table-cell>
          <table:table-cell table:style-name="ce11" office:value-type="string" calcext:value-type="string">
            <text:p>ru.spbau.tinydb.bufferManager.BufferManager.onBufferViewCreated(I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No null error. The case with uninitialized field BufferManager.buffer, will throw an exception before exiting the constructor uninitialized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bufferManager.BufferView.getInt(I)I</text:p>
          </table:table-cell>
          <table:table-cell table:style-name="ce11" office:value-type="string" calcext:value-type="string">
            <text:p>java.nio.ByteBuffer.getInt(I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No null error. The case with uninitialized field BufferManager.buffer, will throw an exception before exiting the constructor uninitialized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bufferManager.BufferView.setBytes(I[B)V</text:p>
          </table:table-cell>
          <table:table-cell table:style-name="ce11" office:value-type="string" calcext:value-type="string">
            <text:p>java.nio.ByteBuffer.put([B)Ljava/nio/ByteBuffer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No null error. The case with uninitialized field BufferManager.buffer, will throw an exception before exiting the constructor uninitialized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bufferManager.BufferView.setInt(II)V</text:p>
          </table:table-cell>
          <table:table-cell table:style-name="ce11" office:value-type="string" calcext:value-type="string">
            <text:p>java.nio.ByteBuffer.putInt(II)Ljava/nio/ByteBuffer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No null error. The 'this' variable was passed to bufferManager and hence cannot be null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bufferManager.BufferView.setChanged()V</text:p>
          </table:table-cell>
          <table:table-cell table:style-name="ce11" office:value-type="string" calcext:value-type="string">
            <text:p>ru.spbau.tinydb.bufferManager.BufferManager.onChanged(I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No null error. The case with uninitialized field BufferManager.buffer, will throw an exception before exiting the constructor uninitialized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ru.spbau.tinydb.bufferManager.BufferView.getBytes(II)[B</text:p>
          </table:table-cell>
          <table:table-cell table:style-name="ce11" office:value-type="string" calcext:value-type="string">
            <text:p>java.nio.ByteBuffer.array()[B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9_old" table:style-name="ta18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de.measite.minidns.recursive.RecursiveDNSClient.resolveIpRecursive(Lde/measite/minidns/recursive/RecursionState;Lde/measite/minidns/DNSName;)Lde/measite/minidns/recursive/RecursiveDNSClient$IpResultSet;</text:p>
          </table:table-cell>
          <table:table-cell table:style-name="ce11" office:value-type="string" calcext:value-type="string">
            <text:p>Lde/measite/minidns/Record.type Lde/measite/minidns/Record$TYP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de.measite.minidns.dnssec.DNSSECClient.verifySignedRecords(Lde/measite/minidns/Question;Lde/measite/minidns/record/RRSIG;Ljava/util/List;)Ljava/util/Set;</text:p>
          </table:table-cell>
          <table:table-cell table:style-name="ce11" office:value-type="string" calcext:value-type="string">
            <text:p>Lde/measite/minidns/Question.type Lde/measite/minidns/Record$TYP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Collection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de.measite.minidns.Record.filter(Ljava/util/Collection;Ljava/lang/Class;Ljava/util/Collection;)V</text:p>
          </table:table-cell>
          <table:table-cell table:style-name="ce11" office:value-type="string" calcext:value-type="string">
            <text:p>de.measite.minidns.Record.ifPossibleAs(Ljava/lang/Class;)Lde/measite/minidns/Record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de.measite.minidns.recursive.RecursiveDNSClient.queryRecursive(Lde/measite/minidns/recursive/RecursionState;Lde/measite/minidns/DNSMessage;Ljava/net/InetAddress;Lde/measite/minidns/DNSName;)Lde/measite/minidns/DNSMessage;</text:p>
          </table:table-cell>
          <table:table-cell table:style-name="ce11" office:value-type="string" calcext:value-type="string">
            <text:p>Lde/measite/minidns/DNSMessage.authoritativeAnswer 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de.measite.minidns.dnssec.Verifier.verifyNsec(Lde/measite/minidns/Record;Lde/measite/minidns/Question;)Lde/measite/minidns/dnssec/UnverifiedReason;</text:p>
          </table:table-cell>
          <table:table-cell table:style-name="ce11" office:value-type="string" calcext:value-type="string">
            <text:p>Lde/measite/minidns/Record.payloadData Lde/measite/minidns/record/Data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de.measite.minidns.record.NSEC.createTypeBitMap([Lde/measite/minidns/Record$TYPE;)[B</text:p>
          </table:table-cell>
          <table:table-cell table:style-name="ce11" office:value-type="string" calcext:value-type="string">
            <text:p>java.lang.Integer.intValue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lang/equals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de.measite.minidns.Record.equals(Ljava/lang/Object;)Z</text:p>
          </table:table-cell>
          <table:table-cell table:style-name="ce11" office:value-type="string" calcext:value-type="string">
            <text:p>Lde/measite/minidns/Record.type Lde/measite/minidns/Record$TYP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de.measite.minidns.dnssec.DNSSECClient.verifyNsec(Lde/measite/minidns/DNSMessage;)Ljava/util/Set;</text:p>
          </table:table-cell>
          <table:table-cell table:style-name="ce11" office:value-type="string" calcext:value-type="string">
            <text:p>de.measite.minidns.DNSMessage.copyAuthority()Ljava/util/List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Lis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de.measite.minidns.recursive.RecursiveDNSClient.resolveIpRecursive(Lde/measite/minidns/recursive/RecursionState;Lde/measite/minidns/DNSName;)Lde/measite/minidns/recursive/RecursiveDNSClient$IpResultSet;</text:p>
          </table:table-cell>
          <table:table-cell table:style-name="ce11" office:value-type="string" calcext:value-type="string">
            <text:p>Lde/measite/minidns/Record.payloadData Lde/measite/minidns/record/Data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de.measite.minidns.dnssec.DNSSECClient.verifyNsec(Lde/measite/minidns/DNSMessage;)Ljava/util/Set;</text:p>
          </table:table-cell>
          <table:table-cell table:style-name="ce11" office:value-type="string" calcext:value-type="string">
            <text:p>Lde/measite/minidns/DNSMessage.authoritySection Ljava/util/List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9_new" table:style-name="ta19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Question.name field gets its value from RRSet.Builder.na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de.measite.minidns.Question.toByteArray()[B</text:p>
          </table:table-cell>
          <table:table-cell table:style-name="ce11" office:value-type="string" calcext:value-type="string">
            <text:p>de.measite.minidns.DNSName.writeToStream(Ljava/io/OutputStream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Question.name field gets its value from RRSet.Builder.na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de.measite.minidns.recursive.RecursiveDNSClient.queryRecursive(Lde/measite/minidns/recursive/RecursionState;Lde/measite/minidns/DNSMessage;Ljava/net/InetAddress;Lde/measite/minidns/DNSName;)Lde/measite/minidns/DNSMessage;</text:p>
          </table:table-cell>
          <table:table-cell table:style-name="ce11" office:value-type="string" calcext:value-type="string">
            <text:p>de.measite.minidns.DNSName.equal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de.measite.minidns.dnssec.DNSSECClient.verifySignatures(Lde/measite/minidns/Question;Ljava/util/Collection;Ljava/util/List;)Lde/measite/minidns/dnssec/DNSSECClient$VerifySignaturesResult;</text:p>
          </table:table-cell>
          <table:table-cell table:style-name="ce11" office:value-type="string" calcext:value-type="string">
            <text:p>de.measite.minidns.DNSName.equal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Question.name field gets its value from RRSet.Builder.name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de.measite.minidns.dnssec.DNSSECClient.verifySignedRecords(Lde/measite/minidns/Question;Lde/measite/minidns/record/RRSIG;Ljava/util/List;)Ljava/util/Set;</text:p>
          </table:table-cell>
          <table:table-cell table:style-name="ce11" office:value-type="string" calcext:value-type="string">
            <text:p>Lde/measite/minidns/DNSName.ace Ljava/lang/String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Question.name field gets its value from RRSet.Builder.na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de.measite.minidns.Record.isAnswer(Lde/measite/minidns/Question;)Z</text:p>
          </table:table-cell>
          <table:table-cell table:style-name="ce11" office:value-type="string" calcext:value-type="string">
            <text:p>de.measite.minidns.DNSName.equal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Question.name field gets its value from RRSet.Builder.na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de.measite.minidns.recursive.RecursiveDNSClient.queryRecursive(Lde/measite/minidns/recursive/RecursionState;Lde/measite/minidns/DNSMessage;)Lde/measite/minidns/DNSMessage;</text:p>
          </table:table-cell>
          <table:table-cell table:style-name="ce11" office:value-type="string" calcext:value-type="string">
            <text:p>de.measite.minidns.DNSName.getParent()Lde/measite/minidns/DNSName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Question.name field gets its value from RRSet.Builder.name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de.measite.minidns.dnssec.DNSSECClient.verifyAnswer(Lde/measite/minidns/DNSMessage;)Ljava/util/Set;</text:p>
          </table:table-cell>
          <table:table-cell table:style-name="ce11" office:value-type="string" calcext:value-type="string">
            <text:p>Lde/measite/minidns/DNSName.ace Ljava/lang/String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Question.name field gets its value from RRSet.Builder.nam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de.measite.minidns.dnssec.Verifier.verifyNsec3(Lde/measite/minidns/DNSName;Lde/measite/minidns/Record;Lde/measite/minidns/Question;)Lde/measite/minidns/dnssec/UnverifiedReason;</text:p>
          </table:table-cell>
          <table:table-cell table:style-name="ce11" office:value-type="string" calcext:value-type="string">
            <text:p>de.measite.minidns.DNSName.getBytes()[B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Question.type field gets its value from RRSet.Builder.type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de.measite.minidns.Question.toByteArray()[B</text:p>
          </table:table-cell>
          <table:table-cell table:style-name="ce11" office:value-type="string" calcext:value-type="string">
            <text:p>de.measite.minidns.Record$TYPE.getValue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Question.clazz field gets its value from RRSet.Builder.clazz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de.measite.minidns.Question.toByteArray()[B</text:p>
          </table:table-cell>
          <table:table-cell table:style-name="ce11" office:value-type="string" calcext:value-type="string">
            <text:p>de.measite.minidns.Record$CLASS.getValue()I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10_old" table:style-name="ta20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Category.Paren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org.apache.log4j.Category.callAppenders(Lorg/apache/log4j/spi/LoggingEvent;)V</text:p>
          </table:table-cell>
          <table:table-cell table:style-name="ce11" office:value-type="string" calcext:value-type="string">
            <text:p>Lorg/apache/log4j/Category.parent Lorg/apache/log4j/Category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 (Precision loss due to java/util/Enumeration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config.PropertySetter.setProperties(Ljava/util/Properties;Ljava/lang/String;)V</text:p>
          </table:table-cell>
          <table:table-cell table:style-name="ce11" office:value-type="string" calcext:value-type="string">
            <text:p>java.lang.String.substring(I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RpgObject.stats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nerv.rpgclient.RpgObject.isAlive()Ljava/lang/Boolean;</text:p>
          </table:table-cell>
          <table:table-cell table:style-name="ce11" office:value-type="string" calcext:value-type="string">
            <text:p>org.nerv.rpgclient.Stats.getHp()Ljava/lang/Lo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ierarchy.updateParents(Lorg/apache/log4j/Logger;)V</text:p>
          </table:table-cell>
          <table:table-cell table:style-name="ce11" office:value-type="string" calcext:value-type="string">
            <text:p>java.lang.Object.getClass()Ljava/lang/Class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Category.Parent)</text:p>
          </table:table-cell>
          <table:table-cell table:style-name="ce11" office:value-type="string" calcext:value-type="string">
            <text:p>NPE_GET</text:p>
          </table:table-cell>
          <table:table-cell table:style-name="ce11" office:value-type="string" calcext:value-type="string">
            <text:p>org.apache.log4j.Category.getEffectiveLevel()Lorg/apache/log4j/Level;</text:p>
          </table:table-cell>
          <table:table-cell table:style-name="ce11" office:value-type="string" calcext:value-type="string">
            <text:p>Lorg/apache/log4j/Category.level Lorg/apache/log4j/Level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ppenderAttachableImpl.appender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AppenderAttachableImpl.removeAllAppenders()V</text:p>
          </table:table-cell>
          <table:table-cell table:style-name="ce11" office:value-type="string" calcext:value-type="string">
            <text:p>java.util.Vector.size()I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RpgObject.stats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nerv.rpgclient.Main.printHp(Lorg/nerv/rpgclient/RpgObject;Lorg/nerv/rpgclient/RpgObject;)V</text:p>
          </table:table-cell>
          <table:table-cell table:style-name="ce11" office:value-type="string" calcext:value-type="string">
            <text:p>org.nerv.rpgclient.Stats.getHp()Ljava/lang/Lo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config.PropertySetter.setProperties(Ljava/util/Properties;Ljava/lang/String;)V</text:p>
          </table:table-cell>
          <table:table-cell table:style-name="ce11" office:value-type="string" calcext:value-type="string">
            <text:p>java.lang.String.startsWith(Ljava/lang/String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nerv.rpgclient.player.Player.executeSkill(Ljava/lang/String;Lorg/nerv/rpgclient/RpgObject;)V</text:p>
          </table:table-cell>
          <table:table-cell table:style-name="ce11" office:value-type="string" calcext:value-type="string">
            <text:p>org.nerv.rpgclient.Skill.getStatusEffect()Lorg/nerv/rpgclient/Status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.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nerv.rpgclient.player.Player.executeSkill(Ljava/lang/String;Lorg/nerv/rpgclient/RpgObject;)V</text:p>
          </table:table-cell>
          <table:table-cell table:style-name="ce11" office:value-type="string" calcext:value-type="string">
            <text:p>org.nerv.rpgclient.Skill.getStatusEffect()Lorg/nerv/rpgclient/Status;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10_new" table:style-name="ta21">
        <table:table-column table:style-name="co1" table:number-columns-repeated="1024" table:default-cell-style-name="Default"/>
        <table:table-row table:style-name="ro1">
          <table:table-cell table:style-name="ce9" office:value-type="string" calcext:value-type="string">
            <text:p>CLASSIFICATION</text:p>
          </table:table-cell>
          <table:table-cell table:style-name="ce9" office:value-type="string" calcext:value-type="string">
            <text:p>REASON</text:p>
          </table:table-cell>
          <table:table-cell table:style-name="ce9" office:value-type="string" calcext:value-type="string">
            <text:p>INVOKE/FIELD-ACCESS</text:p>
          </table:table-cell>
          <table:table-cell table:style-name="ce9" office:value-type="string" calcext:value-type="string">
            <text:p>METHOD LOCATION</text:p>
          </table:table-cell>
          <table:table-cell table:style-name="ce12" office:value-type="string" calcext:value-type="string">
            <text:p>METHOD-CALL/FIELD-ACCESS SIGNATURE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RpgObject.stats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nerv.rpgclient.RpgObject.addToHp(Lorg/nerv/rpgclient/RpgObject;Ljava/lang/Long;)V</text:p>
          </table:table-cell>
          <table:table-cell table:style-name="ce11" office:value-type="string" calcext:value-type="string">
            <text:p>java.lang.Long.longValue()J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RpgObject.stats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nerv.rpgclient.Main.printHp(Lorg/nerv/rpgclient/RpgObject;Lorg/nerv/rpgclient/RpgObject;)V</text:p>
          </table:table-cell>
          <table:table-cell table:style-name="ce11" office:value-type="string" calcext:value-type="string">
            <text:p>org.nerv.rpgclient.Stats.getHp()Ljava/lang/Lo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RpgObject.stats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nerv.rpgclient.RpgObject.addToHp(Lorg/nerv/rpgclient/RpgObject;Ljava/lang/Long;)V</text:p>
          </table:table-cell>
          <table:table-cell table:style-name="ce11" office:value-type="string" calcext:value-type="string">
            <text:p>org.nerv.rpgclient.Stats.setMaxHp(Ljava/lang/Long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nerv.rpgclient.player.Job.getSkill(Ljava/lang/String;)Lorg/nerv/rpgclient/Skill;</text:p>
          </table:table-cell>
          <table:table-cell table:style-name="ce11" office:value-type="string" calcext:value-type="string">
            <text:p>java.lang.String.toLowerCase(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PropertySetter.props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config.PropertySetter.getPropertyDescriptor(Ljava/lang/String;)Ljava/beans/PropertyDescriptor;</text:p>
          </table:table-cell>
          <table:table-cell table:style-name="ce11" office:value-type="string" calcext:value-type="string">
            <text:p>java.beans.FeatureDescriptor.getName()Ljava/lang/Stri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RpgObject.stats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nerv.rpgclient.RpgObject.damage(Lorg/nerv/rpgclient/RpgObject;Ljava/lang/Long;)V</text:p>
          </table:table-cell>
          <table:table-cell table:style-name="ce11" office:value-type="string" calcext:value-type="string">
            <text:p>org.nerv.rpgclient.Stats.getHp()Ljava/lang/Lo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RpgObject.stats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nerv.rpgclient.RpgObject.damage(Lorg/nerv/rpgclient/RpgObject;Ljava/lang/Long;)V</text:p>
          </table:table-cell>
          <table:table-cell table:style-name="ce11" office:value-type="string" calcext:value-type="string">
            <text:p>org.nerv.rpgclient.Stats.setHp(Ljava/lang/Long;)V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AppenderAttachableImpl.appenderList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helpers.AppenderAttachableImpl.addAppender(Lorg/apache/log4j/Appender;)V</text:p>
          </table:table-cell>
          <table:table-cell table:style-name="ce11" office:value-type="string" calcext:value-type="string">
            <text:p>java.util.Vector.contains(Ljava/lang/Object;)Z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TP</text:p>
          </table:table-cell>
          <table:table-cell table:style-name="ce10" office:value-type="string" calcext:value-type="string">
            <text:p>Field uninitialized (RpgObject.stats)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nerv.rpgclient.RpgObject.addToHp(Lorg/nerv/rpgclient/RpgObject;Ljava/lang/Long;)V</text:p>
          </table:table-cell>
          <table:table-cell table:style-name="ce11" office:value-type="string" calcext:value-type="string">
            <text:p>org.nerv.rpgclient.Stats.getHp()Ljava/lang/Long;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FP</text:p>
          </table:table-cell>
          <table:table-cell table:style-name="ce10" office:value-type="string" calcext:value-type="string">
            <text:p>Couldn't trace error</text:p>
          </table:table-cell>
          <table:table-cell table:style-name="ce11" office:value-type="string" calcext:value-type="string">
            <text:p>NPE_INV</text:p>
          </table:table-cell>
          <table:table-cell table:style-name="ce11" office:value-type="string" calcext:value-type="string">
            <text:p>org.apache.log4j.config.PropertySetter.setProperty(Ljava/beans/PropertyDescriptor;Ljava/lang/String;Ljava/lang/String;)V</text:p>
          </table:table-cell>
          <table:table-cell table:style-name="ce11" office:value-type="string" calcext:value-type="string">
            <text:p>java.beans.PropertyDescriptor.getWriteMethod()Ljava/lang/reflect/Method;</text:p>
          </table:table-cell>
          <table:table-cell table:number-columns-repeated="101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Helvetica Neue&quot;" svg:font-family="'&quot;Helvetica Neue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verall" style:display-name="PageStyle_Overal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_5f_old" style:display-name="PageStyle_B1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_5f_new" style:display-name="PageStyle_B1_n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2_5f_old" style:display-name="PageStyle_B2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2_5f_new" style:display-name="PageStyle_B2_n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3_5f_old" style:display-name="PageStyle_B3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3_5f_new" style:display-name="PageStyle_B3_n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4_5f_old" style:display-name="PageStyle_B4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4_5f_new" style:display-name="PageStyle_B4_n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5_5f_old" style:display-name="PageStyle_B5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5_5f_new" style:display-name="PageStyle_B5_n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6_5f_old" style:display-name="PageStyle_B6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6_5f_new" style:display-name="PageStyle_B6_n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7_5f_old" style:display-name="PageStyle_B7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7_5f_new" style:display-name="PageStyle_B7_n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8_5f_old" style:display-name="PageStyle_B8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8_5f_new" style:display-name="PageStyle_B8_n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9_5f_old" style:display-name="PageStyle_B9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9_5f_new" style:display-name="PageStyle_B9_n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0_5f_old" style:display-name="PageStyle_B10_o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10_5f_new" style:display-name="PageStyle_B10_ne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cell-count="1171" meta:object-count="0"/>
    <meta:generator>LibreOfficeDev/6.0.5.2$Linux_X86_64 LibreOffice_project/</meta:generator>
  </office:meta>
</office:document-meta>
</file>